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65f" officeooo:paragraph-rsid="0000265f"/>
    </style:style>
    <style:style style:name="P2" style:family="paragraph" style:parent-style-name="Standard" style:list-style-name="L1">
      <style:text-properties officeooo:rsid="0000265f" officeooo:paragraph-rsid="0000265f"/>
    </style:style>
    <style:style style:name="P3" style:family="paragraph" style:parent-style-name="Standard" style:list-style-name="L2">
      <style:text-properties officeooo:rsid="0000265f" officeooo:paragraph-rsid="0000265f"/>
    </style:style>
    <style:style style:name="P4" style:family="paragraph" style:parent-style-name="Standard" style:list-style-name="L2">
      <style:text-properties officeooo:rsid="0000265f" officeooo:paragraph-rsid="000054c5"/>
    </style:style>
    <style:style style:name="P5" style:family="paragraph" style:parent-style-name="Standard">
      <style:text-properties officeooo:rsid="000054c5" officeooo:paragraph-rsid="000054c5"/>
    </style:style>
    <style:style style:name="P6" style:family="paragraph" style:parent-style-name="Standard" style:list-style-name="L3">
      <style:text-properties officeooo:rsid="000054c5" officeooo:paragraph-rsid="000054c5"/>
    </style:style>
    <style:style style:name="P7" style:family="paragraph" style:parent-style-name="Standard" style:list-style-name="L3">
      <style:text-properties officeooo:rsid="0000c3e8" officeooo:paragraph-rsid="0000c3e8"/>
    </style:style>
    <style:style style:name="P8" style:family="paragraph" style:parent-style-name="Standard">
      <style:text-properties officeooo:rsid="0000c3e8" officeooo:paragraph-rsid="0000c3e8"/>
    </style:style>
    <style:style style:name="P9" style:family="paragraph" style:parent-style-name="Standard" style:list-style-name="L4">
      <style:text-properties officeooo:rsid="0000c3e8" officeooo:paragraph-rsid="0000c3e8"/>
    </style:style>
    <style:style style:name="P10" style:family="paragraph" style:parent-style-name="Standard" style:list-style-name="L4">
      <style:text-properties officeooo:rsid="0001132c" officeooo:paragraph-rsid="0001132c"/>
    </style:style>
    <style:style style:name="P11" style:family="paragraph" style:parent-style-name="Standard" style:list-style-name="L4">
      <style:text-properties officeooo:rsid="0001132c" officeooo:paragraph-rsid="00028219"/>
    </style:style>
    <style:style style:name="P12" style:family="paragraph" style:parent-style-name="Standard" style:list-style-name="L4">
      <style:text-properties officeooo:rsid="00028219" officeooo:paragraph-rsid="00028219"/>
    </style:style>
    <style:style style:name="P13" style:family="paragraph" style:parent-style-name="Standard" style:list-style-name="L4">
      <style:text-properties officeooo:rsid="0004062b" officeooo:paragraph-rsid="0004062b"/>
    </style:style>
    <style:style style:name="P14" style:family="paragraph" style:parent-style-name="Standard">
      <style:text-properties officeooo:rsid="0004062b" officeooo:paragraph-rsid="0004062b"/>
    </style:style>
    <style:style style:name="P15" style:family="paragraph" style:parent-style-name="Standard">
      <style:text-properties officeooo:rsid="0005d2ae" officeooo:paragraph-rsid="0005d2ae"/>
    </style:style>
    <style:style style:name="P16" style:family="paragraph" style:parent-style-name="Standard" style:list-style-name="L5">
      <style:text-properties officeooo:rsid="0005d2ae" officeooo:paragraph-rsid="0005d2ae"/>
    </style:style>
    <style:style style:name="P17" style:family="paragraph" style:parent-style-name="Standard">
      <style:text-properties officeooo:rsid="00071f40" officeooo:paragraph-rsid="00071f40"/>
    </style:style>
    <style:style style:name="P18" style:family="paragraph" style:parent-style-name="Standard" style:list-style-name="L6">
      <style:text-properties officeooo:rsid="00071f40" officeooo:paragraph-rsid="00071f40"/>
    </style:style>
    <style:style style:name="T1" style:family="text">
      <style:text-properties officeooo:rsid="000054c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1132c"/>
    </style:style>
    <style:style style:name="T5" style:family="text">
      <style:text-properties officeooo:rsid="00028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Data Analyst: <text:span text:style-name="T4">(45 min plus discussion)</text:span></text:p>
      <text:p text:style-name="P1"/>
      <text:list xml:id="list2117323038" text:style-name="L1">
        <text:list-item>
          <text:p text:style-name="P2">clean up github repo</text:p>
        </text:list-item>
        <text:list-item>
          <text:p text:style-name="P2">extend readme</text:p>
        </text:list-item>
      </text:list>
      <text:p text:style-name="P1"/>
      <text:p text:style-name="P1">presentation:</text:p>
      <text:p text:style-name="P1"/>
      <text:p text:style-name="P5">1<text:span text:style-name="T2">st</text:span> task</text:p>
      <text:list xml:id="list1673027966" text:style-name="L2">
        <text:list-item>
          <text:p text:style-name="P3">folder structure?</text:p>
        </text:list-item>
        <text:list-item>
          <text:p text:style-name="P3">1st problem: basic insights on the data set</text:p>
          <text:list>
            <text:list-item>
              <text:p text:style-name="P3">size</text:p>
            </text:list-item>
            <text:list-item>
              <text:p text:style-name="P3">what does each line mean</text:p>
            </text:list-item>
            <text:list-item>
              <text:p text:style-name="P3">what doe the columns mean?</text:p>
            </text:list-item>
            <text:list-item>
              <text:p text:style-name="P3">Is it clean? </text:p>
              <text:list>
                <text:list-item>
                  <text:p text:style-name="P3">Already the author says no</text:p>
                </text:list-item>
                <text:list-item>
                  <text:p text:style-name="P3">eyeballing we also see: no</text:p>
                </text:list-item>
                <text:list-item>
                  <text:p text:style-name="P3">we would have to clean all the 18 columns if we want to be thorough or more in a data engineering context</text:p>
                </text:list-item>
                <text:list-item>
                  <text:p text:style-name="P4">but here we do it on a if-needed basis</text:p>
                </text:list-item>
              </text:list>
            </text:list-item>
          </text:list>
        </text:list-item>
        <text:list-item>
          <text:p text:style-name="P4"><text:span text:style-name="T1">datatypes of columns; numerical</text:span></text:p>
          <text:p text:style-name="P4"/>
        </text:list-item>
      </text:list>
      <text:p text:style-name="P5">2<text:span text:style-name="T2">nd</text:span> task</text:p>
      <text:list xml:id="list87815165" text:style-name="L3">
        <text:list-item>
          <text:p text:style-name="P6">Create a table with top directors according to number of movies</text:p>
          <text:list>
            <text:list-item>
              <text:p text:style-name="P6">show result table</text:p>
            </text:list-item>
            <text:list-item>
              <text:p text:style-name="P6">steps taken:</text:p>
              <text:list>
                <text:list-item>
                  <text:p text:style-name="P6">eliminating ‘co-director’</text:p>
                </text:list-item>
                <text:list-item>
                  <text:p text:style-name="P6">eliminating missing data</text:p>
                </text:list-item>
                <text:list-item>
                  <text:p text:style-name="P6">concatenating comma directors</text:p>
                </text:list-item>
                <text:list-item>
                  <text:p text:style-name="P6">checking for semicolon directors, correcting erroroneous read-in</text:p>
                </text:list-item>
                <text:list-item>
                  <text:p text:style-name="P7">methods used: in python package pandas, numpy; pandas.DataFrame.value_counts()</text:p>
                </text:list-item>
              </text:list>
            </text:list-item>
          </text:list>
        </text:list-item>
      </text:list>
      <text:p text:style-name="P8">3<text:span text:style-name="T2">rd</text:span> task: <text:span text:style-name="T4">Free data mining: free research questions</text:span></text:p>
      <text:list xml:id="list1924234727" text:style-name="L4">
        <text:list-item>
          <text:p text:style-name="P9">Does ‘director’ have an impact on movie score?</text:p>
          <text:list>
            <text:list-item>
              <text:p text:style-name="P10">Yes: variance explained on test data is 41%</text:p>
            </text:list-item>
            <text:list-item>
              <text:p text:style-name="P11">graph with modulat<text:span text:style-name="T5">ed confidence interval</text:span></text:p>
            </text:list-item>
            <text:list-item>
              <text:p text:style-name="P11"><text:span text:style-name="T5">example</text:span> </text:p>
            </text:list-item>
            <text:list-item>
              <text:p text:style-name="P10">second conclusion: maybe a learning curve; m<text:span text:style-name="T5">ore</text:span> movies <text:span text:style-name="T5">better next movie ratings</text:span></text:p>
              <text:list>
                <text:list-item>
                  <text:p text:style-name="P12">where is the sweetspot of increase in rating? –&gt; next analysis</text:p>
                </text:list-item>
              </text:list>
            </text:list-item>
            <text:list-item>
              <text:p text:style-name="P9"><text:span text:style-name="T5">leave out: </text:span>Problem: many directors</text:p>
            </text:list-item>
            <text:list-item>
              <text:p text:style-name="P9"><text:span text:style-name="T5">leave out: </text:span>many directors have just one movie</text:p>
            </text:list-item>
          </text:list>
        </text:list-item>
        <text:list-item>
          <text:p text:style-name="P12">Is there a hype of genre?</text:p>
          <text:list>
            <text:list-item>
              <text:p text:style-name="P12">Yes there are some hypes visible</text:p>
              <text:list>
                <text:list-item>
                  <text:p text:style-name="P12">show graph</text:p>
                </text:list-item>
                <text:list-item>
                  <text:p text:style-name="P12">shorts in the beginning of film and history and now</text:p>
                  <text:list>
                    <text:list-item>
                      <text:p text:style-name="P12">movies first expensive; now movies to make expensive</text:p>
                    </text:list-item>
                    <text:list-item>
                      <text:p text:style-name="P12">interpretation in notebo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Has the market share of countries in the movie industry changed over thre decades?</text:p>
          <text:list>
            <text:list-item>
              <text:p text:style-name="P13">Yes</text:p>
            </text:list-item>
            <text:list-item>
              <text:p text:style-name="P13">graph</text:p>
            </text:list-item>
            <text:list-item>
              <text:p text:style-name="P13">conclusion: diminishing market share from the traditonal agents; ascension of china, india and other countries</text:p>
            </text:list-item>
            <text:list-item>
              <text:p text:style-name="P13">germany is the odd one out: stable; not like other developped countries;</text:p>
              <text:list>
                <text:list-item>
                  <text:p text:style-name="P13">why: gov subsidies: started low</text:p>
                </text:list-item>
              </text:list>
            </text:list-item>
          </text:list>
        </text:list-item>
        <text:list-item>
          <text:p text:style-name="P13"><text:soft-page-break/>Outlook for prediction: movie recommender system</text:p>
          <text:list>
            <text:list-item>
              <text:p text:style-name="P13">not an analysis but a prediction machine</text:p>
            </text:list-item>
            <text:list-item>
              <text:p text:style-name="P13">more if you would like to find out</text:p>
            </text:list-item>
          </text:list>
        </text:list-item>
      </text:list>
      <text:p text:style-name="P14"/>
      <text:p text:style-name="P15">Data Engineering task</text:p>
      <text:list xml:id="list1774638839" text:style-name="L5">
        <text:list-item>
          <text:p text:style-name="P16">Getting the data</text:p>
          <text:list>
            <text:list-item>
              <text:p text:style-name="P16">at fixerio</text:p>
            </text:list-item>
            <text:list-item>
              <text:p text:style-name="P16">use free plan</text:p>
            </text:list-item>
            <text:list-item>
              <text:p text:style-name="P16">use package</text:p>
            </text:list-item>
            <text:list-item>
              <text:p text:style-name="P16">update package: including, issue raising and pull request for my patch</text:p>
            </text:list-item>
            <text:list-item>
              <text:p text:style-name="P16">make 502 queries (for the 502 days since 01-01-2018)</text:p>
            </text:list-item>
            <text:list-item>
              <text:p text:style-name="P16">put into pandas dataframe</text:p>
            </text:list-item>
            <text:list-item>
              <text:p text:style-name="P16">put into SQL database via sqlite3</text:p>
            </text:list-item>
            <text:list-item>
              <text:p text:style-name="P16">write function to do queries</text:p>
            </text:list-item>
          </text:list>
        </text:list-item>
        <text:list-item>
          <text:p text:style-name="P16">cleaning the data</text:p>
          <text:list>
            <text:list-item>
              <text:p text:style-name="P16">not necessary</text:p>
            </text:list-item>
            <text:list-item>
              <text:p text:style-name="P16">data comes from highly reputable source (ECB)</text:p>
            </text:list-item>
            <text:list-item>
              <text:p text:style-name="P16">data source widely used</text:p>
            </text:list-item>
          </text:list>
        </text:list-item>
        <text:list-item>
          <text:p text:style-name="P16">analysis and prediction: not part of this task</text:p>
        </text:list-item>
        <text:list-item>
          <text:p text:style-name="P16">show and explain the data model</text:p>
        </text:list-item>
        <text:list-item>
          <text:p text:style-name="P16">show the conversion with the function</text:p>
        </text:list-item>
      </text:list>
      <text:p text:style-name="P15"/>
      <text:p text:style-name="P17">Crawler task</text:p>
      <text:list xml:id="list1553883193" text:style-name="L6">
        <text:list-item>
          <text:p text:style-name="P18">recursive function!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3:24:22.490637633</meta:creation-date>
    <dc:date>2019-05-18T14:38:28.629387121</dc:date>
    <meta:editing-duration>PT1M54S</meta:editing-duration>
    <meta:editing-cycles>1</meta:editing-cycles>
    <meta:document-statistic meta:table-count="0" meta:image-count="0" meta:object-count="0" meta:page-count="2" meta:paragraph-count="69" meta:word-count="446" meta:character-count="2384" meta:non-whitespace-character-count="2066"/>
    <meta:generator>LibreOffice/6.0.7.3$Linux_X86_64 LibreOffice_project/00m0$Build-3</meta:generator>
  </office:meta>
</office:document-meta>
</file>